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list-style-name="L4">
      <style:text-properties fo:font-style="italic" fo:font-weight="normal" style:font-style-asian="italic" style:font-weight-asian="normal" style:font-style-complex="italic" style:font-weight-complex="normal"/>
    </style:style>
    <style:style style:name="P11" style:family="paragraph" style:parent-style-name="Standard" style:list-style-name="L5">
      <style:text-properties fo:font-style="italic" fo:font-weight="normal" style:font-style-asian="italic" style:font-weight-asian="normal" style:font-style-complex="italic"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list-style-name="L6">
      <style:text-properties fo:font-style="normal" fo:font-weight="normal" style:font-style-asian="normal" style:font-weight-asian="normal" style:font-style-complex="normal" style:font-weight-complex="normal"/>
    </style:style>
    <style:style style:name="P14" style:family="paragraph" style:parent-style-name="Standard" style:list-style-name="L7">
      <style:text-properties fo:font-style="normal" fo:font-weight="normal" style:font-style-asian="normal" style:font-weight-asian="normal" style:font-style-complex="normal" style:font-weight-complex="normal"/>
    </style:style>
    <style:style style:name="P15" style:family="paragraph" style:parent-style-name="Standard" style:list-style-name="L9">
      <style:text-properties fo:font-style="normal" fo:font-weight="normal" style:font-style-asian="normal" style:font-weight-asian="normal" style:font-style-complex="normal" style:font-weight-complex="normal"/>
    </style:style>
    <style:style style:name="P16" style:family="paragraph" style:parent-style-name="Standard" style:list-style-name="L13">
      <style:text-properties fo:font-style="normal" fo:font-weight="normal" style:font-style-asian="normal" style:font-weight-asian="normal" style:font-style-complex="normal" style:font-weight-complex="normal"/>
    </style:style>
    <style:style style:name="P17" style:family="paragraph" style:parent-style-name="Standard" style:list-style-name="L17">
      <style:text-properties fo:font-style="normal" fo:font-weight="normal" style:font-style-asian="normal" style:font-weight-asian="normal" style:font-style-complex="normal" style:font-weight-complex="normal"/>
    </style:style>
    <style:style style:name="P18" style:family="paragraph" style:parent-style-name="Standard" style:list-style-name="L22">
      <style:text-properties fo:font-style="normal" fo:font-weight="normal" style:font-style-asian="normal" style:font-weight-asian="normal" style:font-style-complex="normal" style:font-weight-complex="normal"/>
    </style:style>
    <style:style style:name="P19" style:family="paragraph" style:parent-style-name="Standard" style:list-style-name="L23">
      <style:text-properties fo:font-style="normal" fo:font-weight="normal" style:font-style-asian="normal" style:font-weight-asian="normal" style:font-style-complex="normal" style:font-weight-complex="normal"/>
    </style:style>
    <style:style style:name="P20" style:family="paragraph" style:parent-style-name="Standard" style:list-style-name="L24">
      <style:text-properties fo:font-style="normal" fo:font-weight="normal" style:font-style-asian="normal" style:font-weight-asian="normal" style:font-style-complex="normal" style:font-weight-complex="normal"/>
    </style:style>
    <style:style style:name="P21" style:family="paragraph" style:parent-style-name="Standard" style:list-style-name="L25">
      <style:text-properties fo:font-style="normal" fo:font-weight="normal" style:font-style-asian="normal" style:font-weight-asian="normal" style:font-style-complex="normal" style:font-weight-complex="normal"/>
    </style:style>
    <style:style style:name="P22" style:family="paragraph" style:parent-style-name="Standard" style:list-style-name="L26">
      <style:text-properties fo:font-style="normal" fo:font-weight="normal" style:font-style-asian="normal" style:font-weight-asian="normal" style:font-style-complex="normal" style:font-weight-complex="normal"/>
    </style:style>
    <style:style style:name="P23" style:family="paragraph" style:parent-style-name="Standard" style:list-style-name="L29">
      <style:text-properties fo:font-style="normal" fo:font-weight="normal" style:font-style-asian="normal" style:font-weight-asian="normal" style:font-style-complex="normal" style:font-weight-complex="normal"/>
    </style:style>
    <style:style style:name="P24" style:family="paragraph" style:parent-style-name="Standard" style:list-style-name="L31">
      <style:text-properties fo:font-style="normal" fo:font-weight="normal" style:font-style-asian="normal" style:font-weight-asian="normal" style:font-style-complex="normal" style:font-weight-complex="normal"/>
    </style:style>
    <style:style style:name="P25" style:family="paragraph" style:parent-style-name="Standard">
      <style:text-properties fo:font-style="normal" fo:font-weight="bold" style:font-style-asian="normal" style:font-weight-asian="bold" style:font-style-complex="normal" style:font-weight-complex="bold"/>
    </style:style>
    <style:style style:name="P26" style:family="paragraph" style:parent-style-name="Standard" style:list-style-name="L8">
      <style:text-properties fo:font-style="normal" fo:font-weight="bold" style:font-style-asian="normal" style:font-weight-asian="bold" style:font-style-complex="normal" style:font-weight-complex="bold"/>
    </style:style>
    <style:style style:name="P27" style:family="paragraph" style:parent-style-name="Standard" style:list-style-name="L10">
      <style:text-properties fo:font-style="normal" fo:font-weight="bold" style:font-style-asian="normal" style:font-weight-asian="bold" style:font-style-complex="normal" style:font-weight-complex="bold"/>
    </style:style>
    <style:style style:name="P28" style:family="paragraph" style:parent-style-name="Standard" style:list-style-name="L11">
      <style:text-properties fo:font-style="normal" fo:font-weight="bold" style:font-style-asian="normal" style:font-weight-asian="bold" style:font-style-complex="normal" style:font-weight-complex="bold"/>
    </style:style>
    <style:style style:name="P29" style:family="paragraph" style:parent-style-name="Standard" style:list-style-name="L12">
      <style:text-properties fo:font-style="normal" fo:font-weight="bold" style:font-style-asian="normal" style:font-weight-asian="bold" style:font-style-complex="normal" style:font-weight-complex="bold"/>
    </style:style>
    <style:style style:name="P30" style:family="paragraph" style:parent-style-name="Standard" style:list-style-name="L14">
      <style:text-properties fo:font-style="normal" fo:font-weight="bold" style:font-style-asian="normal" style:font-weight-asian="bold" style:font-style-complex="normal" style:font-weight-complex="bold"/>
    </style:style>
    <style:style style:name="P31" style:family="paragraph" style:parent-style-name="Standard" style:list-style-name="L15">
      <style:text-properties fo:font-style="normal" fo:font-weight="bold" style:font-style-asian="normal" style:font-weight-asian="bold" style:font-style-complex="normal" style:font-weight-complex="bold"/>
    </style:style>
    <style:style style:name="P32" style:family="paragraph" style:parent-style-name="Standard" style:list-style-name="L16">
      <style:text-properties fo:font-style="normal" fo:font-weight="bold" style:font-style-asian="normal" style:font-weight-asian="bold" style:font-style-complex="normal" style:font-weight-complex="bold"/>
    </style:style>
    <style:style style:name="P33" style:family="paragraph" style:parent-style-name="Standard" style:list-style-name="L18">
      <style:text-properties fo:font-style="normal" fo:font-weight="bold" style:font-style-asian="normal" style:font-weight-asian="bold" style:font-style-complex="normal" style:font-weight-complex="bold"/>
    </style:style>
    <style:style style:name="P34" style:family="paragraph" style:parent-style-name="Standard" style:list-style-name="L19">
      <style:text-properties fo:font-style="normal" fo:font-weight="bold" style:font-style-asian="normal" style:font-weight-asian="bold" style:font-style-complex="normal" style:font-weight-complex="bold"/>
    </style:style>
    <style:style style:name="P35" style:family="paragraph" style:parent-style-name="Standard" style:list-style-name="L20">
      <style:text-properties fo:font-style="normal" fo:font-weight="bold" style:font-style-asian="normal" style:font-weight-asian="bold" style:font-style-complex="normal" style:font-weight-complex="bold"/>
    </style:style>
    <style:style style:name="P36" style:family="paragraph" style:parent-style-name="Standard" style:list-style-name="L21">
      <style:text-properties fo:font-style="normal" fo:font-weight="bold" style:font-style-asian="normal" style:font-weight-asian="bold" style:font-style-complex="normal" style:font-weight-complex="bold"/>
    </style:style>
    <style:style style:name="P37" style:family="paragraph" style:parent-style-name="Standard" style:list-style-name="L25">
      <style:text-properties fo:font-style="normal" fo:font-weight="bold" style:font-style-asian="normal" style:font-weight-asian="bold" style:font-style-complex="normal" style:font-weight-complex="bold"/>
    </style:style>
    <style:style style:name="P38" style:family="paragraph" style:parent-style-name="Standard" style:list-style-name="L27">
      <style:text-properties fo:font-style="normal" fo:font-weight="bold" style:font-style-asian="normal" style:font-weight-asian="bold" style:font-style-complex="normal" style:font-weight-complex="bold"/>
    </style:style>
    <style:style style:name="P39" style:family="paragraph" style:parent-style-name="Standard" style:list-style-name="L28">
      <style:text-properties fo:font-style="normal" fo:font-weight="bold" style:font-style-asian="normal" style:font-weight-asian="bold" style:font-style-complex="normal" style:font-weight-complex="bold"/>
    </style:style>
    <style:style style:name="P40" style:family="paragraph" style:parent-style-name="Standard" style:list-style-name="L30">
      <style:text-properties fo:font-style="normal" fo:font-weight="bold" style:font-style-asian="normal" style:font-weight-asian="bold" style:font-style-complex="normal" style:font-weight-complex="bold"/>
    </style:style>
    <style:style style:name="P41" style:family="paragraph" style:parent-style-name="Standard" style:list-style-name="L32">
      <style:text-properties fo:font-style="normal" fo:font-weight="bold" style:font-style-asian="normal" style:font-weight-asian="bold" style:font-style-complex="normal" style:font-weight-complex="bold"/>
    </style:style>
    <style:style style:name="P42" style:family="paragraph" style:parent-style-name="Standard" style:list-style-name="L33">
      <style:text-properties fo:font-style="normal" fo:font-weight="bold" style:font-style-asian="normal" style:font-weight-asian="bold" style:font-style-complex="normal" style:font-weight-complex="bold"/>
    </style:style>
    <style:style style:name="P43"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 The Network Layer</text:p>
      <text:p text:style-name="P1"/>
      <text:list xml:id="list1804102604" text:style-name="L1">
        <text:list-item>
          <text:list>
            <text:list-item>
              <text:list>
                <text:list-item>
                  <text:p text:style-name="P4">Forwardign and Routing</text:p>
                </text:list-item>
              </text:list>
            </text:list-item>
          </text:list>
        </text:list-item>
      </text:list>
      <text:p text:style-name="P7">Network layer job is to send data around in the network</text:p>
      <text:p text:style-name="P7">2 functionalities of network layer:</text:p>
      <text:list xml:id="list666377850" text:style-name="L2">
        <text:list-item>
          <text:p text:style-name="P8">Forwarding: Packet at router should be send to right output link</text:p>
        </text:list-item>
        <text:list-item>
          <text:p text:style-name="P5"><text:span text:style-name="T1">Routing: </text:span>Routing algorithms<text:span text:style-name="T1"> should decide the best route for a packet</text:span></text:p>
        </text:list-item>
      </text:list>
      <text:p text:style-name="P7">Sometimes also connection setup is done, but not on the internet.</text:p>
      <text:p text:style-name="P1"><text:span text:style-name="T1">Every router has </text:span>Forwarding Table<text:span text:style-name="T1"> to lookup to which output link the packet should be send.</text:span></text:p>
      <text:p text:style-name="P7"/>
      <text:list xml:id="list155706030" text:style-name="L3">
        <text:list-item>
          <text:list>
            <text:list-item>
              <text:list>
                <text:list-item>
                  <text:p text:style-name="P6">Network Service Models.</text:p>
                </text:list-item>
              </text:list>
            </text:list-item>
          </text:list>
        </text:list-item>
      </text:list>
      <text:p text:style-name="P1">Network Service Models<text:span text:style-name="T1"> = characteristic of end-to-end <text:s/>transport of packets</text:span></text:p>
      <text:p text:style-name="P7">Possible services:</text:p>
      <text:list xml:id="list1112685106" text:style-name="L4">
        <text:list-item>
          <text:p text:style-name="P10">Guaranteed Delivery</text:p>
        </text:list-item>
        <text:list-item>
          <text:p text:style-name="P10">Guaranteed Delivery with bounded delay.</text:p>
        </text:list-item>
      </text:list>
      <text:p text:style-name="P9"/>
      <text:p text:style-name="P3">Guarantees for packets:</text:p>
      <text:list xml:id="list973303434" text:style-name="L5">
        <text:list-item>
          <text:p text:style-name="P11">In-order Packet delivery</text:p>
        </text:list-item>
        <text:list-item>
          <text:p text:style-name="P11">Guaranteed minimal badnwidth</text:p>
        </text:list-item>
        <text:list-item>
          <text:p text:style-name="P11">maximum jitter</text:p>
        </text:list-item>
        <text:list-item>
          <text:p text:style-name="P11">security</text:p>
        </text:list-item>
      </text:list>
      <text:p text:style-name="P9"/>
      <text:p text:style-name="P3">Internets service is only a Best-effort service.</text:p>
      <text:p text:style-name="P3"/>
      <text:p text:style-name="P3">ATM does work others with guarantees of:</text:p>
      <text:list xml:id="list1945216376" text:style-name="L6">
        <text:list-item>
          <text:p text:style-name="P13">Constant Bit Rate</text:p>
        </text:list-item>
        <text:list-item>
          <text:p text:style-name="P13">Available Bit Rate</text:p>
        </text:list-item>
      </text:list>
      <text:p text:style-name="P2"/>
      <text:p text:style-name="P2">Virtual Circuit and DataGram networks</text:p>
      <text:p text:style-name="P3">In case of Virtual circuit a route is locked down in the network for packet sending. = Connection oriented.</text:p>
      <text:p text:style-name="P3">Difference with transport layer connection(less) protocols:</text:p>
      <text:list xml:id="list1169554549" text:style-name="L7">
        <text:list-item>
          <text:p text:style-name="P14">host-to-host, not process-to-process</text:p>
        </text:list-item>
        <text:list-item>
          <text:p text:style-name="P14">Computer networks can only use one of the two.</text:p>
        </text:list-item>
        <text:list-item>
          <text:p text:style-name="P14">VC is implemented in the routers, TCP only between processes.</text:p>
        </text:list-item>
      </text:list>
      <text:p text:style-name="P2"/>
      <text:list xml:id="list1372363937" text:style-name="L8">
        <text:list-item>
          <text:list>
            <text:list-item>
              <text:list>
                <text:list-item>
                  <text:p text:style-name="P26">Virtual Circuit Networking.</text:p>
                </text:list-item>
              </text:list>
            </text:list-item>
          </text:list>
        </text:list-item>
      </text:list>
      <text:p text:style-name="P3">Consits of:</text:p>
      <text:p text:style-name="P3">a path along the routers</text:p>
      <text:p text:style-name="P3">a number on each link</text:p>
      <text:p text:style-name="P3">entries in forwarding table on each router</text:p>
      <text:p text:style-name="P3">A VC packet will have a VC number in its header</text:p>
      <text:p text:style-name="P3">New VC number obtained from forwarding table at each router.</text:p>
      <text:p text:style-name="P3"/>
      <text:p text:style-name="P3">The lookup table consists of incoming interface, incoming VC# outcoing interface and outcoming VC#. So, the output VC number used depends on the income link.</text:p>
      <text:p text:style-name="P3">Each new VC connection then gives new entries to the table and when it terminates it gets deleted.</text:p>
      <text:p text:style-name="P3"/>
      <text:p text:style-name="P3">Why does VC nnumber get replaced?</text:p>
      <text:list xml:id="list1831664097" text:style-name="L9">
        <text:list-item>
          <text:p text:style-name="P15">reduces length of <text:s/>VC field in packet header</text:p>
        </text:list-item>
        <text:list-item>
          <text:p text:style-name="P15">It simplifies VC much.</text:p>
        </text:list-item>
      </text:list>
      <text:p text:style-name="P3"><text:soft-page-break/>In VC networks routers must maintain <text:span text:style-name="T2">Connection state information</text:span>. In case of new connection it must be added to the routers.</text:p>
      <text:p text:style-name="P3">3 phases:</text:p>
      <text:p text:style-name="P3"/>
      <text:list xml:id="list671707827" text:style-name="L10">
        <text:list-item>
          <text:p text:style-name="P27">VC setup <text:span text:style-name="T1">network layer plans route and all VC numbers along the links. Adds entry to routes along path.</text:span></text:p>
        </text:list-item>
        <text:list-item>
          <text:p text:style-name="P27">Data Transfer <text:span text:style-name="T1">Packets gan flow</text:span></text:p>
        </text:list-item>
        <text:list-item>
          <text:p text:style-name="P27">VC Teardown <text:span text:style-name="T1">updating forwarding tables</text:span></text:p>
        </text:list-item>
      </text:list>
      <text:p text:style-name="P2">Signaling message=<text:span text:style-name="T1"> messages for setup and teardown</text:span></text:p>
      <text:p text:style-name="P2">signaling protocol=<text:span text:style-name="T1"> protocols used for signaling messages</text:span></text:p>
      <text:p text:style-name="P3"/>
      <text:list xml:id="list233848588" text:style-name="L11">
        <text:list-item>
          <text:list>
            <text:list-item>
              <text:list>
                <text:list-item>
                  <text:p text:style-name="P28">Datagram Networks</text:p>
                </text:list-item>
              </text:list>
            </text:list-item>
          </text:list>
        </text:list-item>
      </text:list>
      <text:p text:style-name="P3">No circuit. Each packet gets send into the network and each roter has a lookup table with a rough collection of ips that belong to some output link. <text:span text:style-name="T2">Longest prefix matching </text:span>rule! When multiple prefix matches, choose the longest match.</text:p>
      <text:p text:style-name="P3"/>
      <text:p text:style-name="P3">Each forwarding table is updated every 1-5 minutes.</text:p>
      <text:p text:style-name="P3">For VC it updates every new connection/every terminated connection.</text:p>
      <text:p text:style-name="P3"/>
      <text:list xml:id="list1472703390" text:style-name="L12">
        <text:list-item>
          <text:list>
            <text:list-item>
              <text:list>
                <text:list-item>
                  <text:p text:style-name="P29">Origin VC and DataGram Networks</text:p>
                </text:list-item>
              </text:list>
            </text:list-item>
          </text:list>
        </text:list-item>
      </text:list>
      <text:p text:style-name="P3">VC = Telephony </text:p>
      <text:p text:style-name="P3">datagram = Sophisticated computer end system connection.</text:p>
      <text:p text:style-name="P3">Best effors consequence:</text:p>
      <text:list xml:id="list1770227604" text:style-name="L13">
        <text:list-item>
          <text:p text:style-name="P16">possible to connect different things together: satellite, Ethernet, Fibre,</text:p>
        </text:list-item>
        <text:list-item>
          <text:p text:style-name="P16">At edge of the network implementations.</text:p>
        </text:list-item>
      </text:list>
      <text:p text:style-name="P3"/>
      <text:list xml:id="list1521972504" text:style-name="L14">
        <text:list-item>
          <text:list>
            <text:list-item>
              <text:p text:style-name="P30">What's Inside a router?</text:p>
            </text:list-item>
          </text:list>
        </text:list-item>
      </text:list>
      <text:p text:style-name="P2"/>
      <text:list xml:id="list557190270" text:style-name="L15">
        <text:list-item>
          <text:list>
            <text:list-item>
              <text:list>
                <text:list-item>
                  <text:p text:style-name="P31">Input ports</text:p>
                </text:list-item>
              </text:list>
            </text:list-item>
          </text:list>
        </text:list-item>
      </text:list>
      <text:p text:style-name="P3">individual input port on the router. Here choice of output port is made. Shadow copy of table is stored in each input port, so that the routing processor is not needed for every input port. = <text:span text:style-name="T2">decentralized</text:span> so no bottleneck in the processor. ( In case a server is used as a router the processor is used)</text:p>
      <text:p text:style-name="P3">Lookup should be minimum that of <text:span text:style-name="T2">line speed</text:span> = amount of time needed to receive a packet at the input port.</text:p>
      <text:p text:style-name="P3">Lookup table more of a lookup tree, N steps to traverse. <text:span text:style-name="T2">CAM </text:span><text:s/>made it even faster for backbone routers.</text:p>
      <text:p text:style-name="P3">Also cache recently looked up entries.</text:p>
      <text:p text:style-name="P3">Queues at input port happen when another packet is already in the switchin fabric of the router.</text:p>
      <text:p text:style-name="P3"/>
      <text:list xml:id="list1369984559" text:style-name="L16">
        <text:list-item>
          <text:list>
            <text:list-item>
              <text:list>
                <text:list-item>
                  <text:p text:style-name="P32">Switching Fabric.</text:p>
                </text:list-item>
              </text:list>
            </text:list-item>
          </text:list>
        </text:list-item>
      </text:list>
      <text:p text:style-name="P3">Different ways of switching the packet</text:p>
      <text:p text:style-name="P3"/>
      <text:list xml:id="list1516162675" text:style-name="L17">
        <text:list-item>
          <text:p text:style-name="P17">Switching via memory ( by CPU memory)</text:p>
        </text:list-item>
        <text:list-item>
          <text:p text:style-name="P17">Switching via a bus. No intervention of the router processor. One packet at a time over the bus directly to the outport.</text:p>
        </text:list-item>
        <text:list-item>
          <text:p text:style-name="P17">Switching via an interconnection network crossbar: 2n inputs that connects n inputs and n outputs. Packet travels horizontally until it is at the vertical intersection of the right output port. If this one is occupied the packet should be blocked.</text:p>
        </text:list-item>
      </text:list>
      <text:list xml:id="list327771953" text:style-name="L18">
        <text:list-item>
          <text:list>
            <text:list-item>
              <text:list>
                <text:list-item>
                  <text:p text:style-name="P33">Output ports</text:p>
                </text:list-item>
              </text:list>
            </text:list-item>
          </text:list>
        </text:list-item>
      </text:list>
      <text:p text:style-name="P3">inversed sequence of input link</text:p>
      <text:p text:style-name="P3"/>
      <text:list xml:id="list469524401" text:style-name="L19">
        <text:list-item>
          <text:list>
            <text:list-item>
              <text:list>
                <text:list-item>
                  <text:p text:style-name="P34"><text:soft-page-break/>Where does queueing occur?</text:p>
                </text:list-item>
              </text:list>
            </text:list-item>
          </text:list>
        </text:list-item>
      </text:list>
      <text:p text:style-name="P3">In case of n output and n input links</text:p>
      <text:p text:style-name="P3">if the speed of the switching fabric is n times as fast as the input line speed or faster then no queueing can occure.</text:p>
      <text:p text:style-name="P3"><text:s/>BUT in the worst case all these n packets are send to the same output port. The output port can only transmit one packet at a time so the n packets will be put in queue. If the queue gets too large packets will be dropped.</text:p>
      <text:p text:style-name="P3"/>
      <text:p text:style-name="P3">How much buffering should be ? Average RTT * Link capacity.</text:p>
      <text:p text:style-name="P3">So if RTT = 250 ms and Link capacity is 10 Gbps </text:p>
      <text:p text:style-name="P3">Buffer size = 2.5 Gbps</text:p>
      <text:p text:style-name="P3"/>
      <text:p text:style-name="P3">Packet scheduler: How to read packets from buffer and send to network:</text:p>
      <text:p text:style-name="P3"/>
      <text:p text:style-name="P2">drop tail<text:span text:style-name="T1"> = drop the newest packet that wants to join the buffer if there is no space.</text:span></text:p>
      <text:p text:style-name="P2">FIFO<text:span text:style-name="T1"> = send first waiting packet into networking</text:span></text:p>
      <text:p text:style-name="P2">RED = <text:span text:style-name="T1"><text:s/>Data is queued but after a certain threshold the probability of is not being dropped gets lower and lower and gets dropped after a second threshold with 100% certainty.</text:span></text:p>
      <text:p text:style-name="P3"/>
      <text:p text:style-name="P2">HOL = Head of Line blocking<text:span text:style-name="T1"> = when a packet can be send to a free output link but is blocket by a packet that wants to go to an already occupied loutput link in the swithc fabric,</text:span></text:p>
      <text:p text:style-name="P3"/>
      <text:list xml:id="list364578123" text:style-name="L20">
        <text:list-item>
          <text:list>
            <text:list-item>
              <text:p text:style-name="P35">The Internet Protocol: Forwarding and Addressing in the Internet.</text:p>
            </text:list-item>
          </text:list>
        </text:list-item>
      </text:list>
      <text:p text:style-name="P3">Two versions of IP. IPv4 and IPv6</text:p>
      <text:p text:style-name="P3"/>
      <text:list xml:id="list1893895845" text:style-name="L21">
        <text:list-item>
          <text:list>
            <text:list-item>
              <text:list>
                <text:list-item>
                  <text:p text:style-name="P36">Datagram Format.</text:p>
                </text:list-item>
              </text:list>
            </text:list-item>
          </text:list>
        </text:list-item>
      </text:list>
      <text:p text:style-name="P3">Header information:</text:p>
      <text:list xml:id="list450146976" text:style-name="L22">
        <text:list-item>
          <text:p text:style-name="P18">Version number(router knows to interpret as ipv4 or ipv6)</text:p>
        </text:list-item>
        <text:list-item>
          <text:p text:style-name="P18">Header length (is variable)</text:p>
        </text:list-item>
        <text:list-item>
          <text:p text:style-name="P18">Type of Service : To distinguis between different datagrams(for example real-time vs. non-real-time traffic.</text:p>
        </text:list-item>
        <text:list-item>
          <text:p text:style-name="P18">Datagram Length Mostly 1500 bytes, but is 16 bit field so 2^16</text:p>
        </text:list-item>
        <text:list-item>
          <text:p text:style-name="P18">Identifier, flaggs, fragmentation offset</text:p>
        </text:list-item>
        <text:list-item>
          <text:p text:style-name="P18">TTL . Decreased by each router it links to.</text:p>
        </text:list-item>
        <text:list-item>
          <text:p text:style-name="P18">Protocol. UDP or TCP. Is only used at the end.</text:p>
        </text:list-item>
        <text:list-item>
          <text:p text:style-name="P18">Header Checksum. For detecting bit errors. Checksum computed again after each router.</text:p>
          <text:list>
            <text:list-item>
              <text:p text:style-name="P18">Why at both transport and network layer?</text:p>
              <text:list>
                <text:list-item>
                  <text:p text:style-name="P18">No guarantee that both TCP/UDP and IP are used</text:p>
                </text:list-item>
                <text:list-item>
                  <text:p text:style-name="P18">IP datagram is not checked by TCP.</text:p>
                </text:list-item>
              </text:list>
            </text:list-item>
          </text:list>
        </text:list-item>
      </text:list>
      <text:list xml:id="list1305133761" text:style-name="L23">
        <text:list-item>
          <text:p text:style-name="P19">Source and destination IP</text:p>
        </text:list-item>
        <text:list-item>
          <text:p text:style-name="P19">Options: Make things harder as it is optional and thus the header is optional.</text:p>
        </text:list-item>
        <text:list-item>
          <text:p text:style-name="P19">Data Contains application data encapsulated in transport layer. Or ICMP data.</text:p>
        </text:list-item>
      </text:list>
      <text:p text:style-name="P3">IP has 20 byte header. In case of TCP encapsulated than 40 byte header. </text:p>
      <text:p text:style-name="P3"/>
      <text:p text:style-name="P2">IP Data fragmentation</text:p>
      <text:p text:style-name="P3">Not all link layer protocols can carry packets of same size.</text:p>
      <text:p text:style-name="P2">MTU = Maximum Transmission Unit.</text:p>
      <text:p text:style-name="P3">Different protocols can have different MTU's even though they are in the same network.</text:p>
      <text:p text:style-name="P3">The end system will have to put the fragments back together.</text:p>
      <text:p text:style-name="P3"/>
      <text:p text:style-name="P3">For reassebly the following fields are needed: identification, flag, and fragmentation offset</text:p>
      <text:p text:style-name="P3"><text:soft-page-break/>Each datagram gets an <text:span text:style-name="T2">identification number.</text:span> When a datagram is fragmented each of these fragments gets the identification number. Last fragment has a <text:span text:style-name="T2">flag </text:span>bit set to zero to be sure the last one is received. Each fragment has an offset bit for the receiver to know if everything is received.</text:p>
      <text:p text:style-name="P3"/>
      <text:p text:style-name="P3">Example:</text:p>
      <text:p text:style-name="P3">4000 byte datagram must be forwarded over a link with 1500 byte MTU. 3980 data bytes msut be allocated in 3 seperate datagrams.</text:p>
      <text:p text:style-name="P3"/>
      <text:p text:style-name="P3">Tab:e</text:p>
      <text:p text:style-name="P3">fragment <text:tab/>Bytes<text:tab/><text:tab/><text:tab/><text:tab/>ID<text:tab/><text:tab/><text:tab/>Offset<text:tab/><text:tab/><text:tab/>Flag</text:p>
      <text:p text:style-name="P3">1st<text:tab/><text:tab/>1480 in data field<text:tab/><text:tab/>id = 777<text:tab/><text:tab/>0 <text:tab/><text:tab/><text:tab/>1</text:p>
      <text:p text:style-name="P3">2nd<text:tab/><text:tab/>1480 in data field <text:s/><text:tab/><text:tab/>id = 777<text:tab/><text:tab/>185<text:tab/><text:tab/><text:tab/>1</text:p>
      <text:p text:style-name="P3">3rd<text:tab/><text:tab/>1020 in data field <text:tab/><text:tab/>id = 777<text:tab/><text:tab/>370<text:tab/><text:tab/><text:tab/>0</text:p>
      <text:p text:style-name="P3"/>
      <text:p text:style-name="P3"/>
      <text:p text:style-name="P3">Cost of fragmentation:</text:p>
      <text:list xml:id="list119535591" text:style-name="L24">
        <text:list-item>
          <text:p text:style-name="P20">Complicates routers and end systems</text:p>
        </text:list-item>
        <text:list-item>
          <text:p text:style-name="P20">create lethal DoS attacks by sending random fragments without 0 flag. Receiver tries to rebuild packets but fails.</text:p>
        </text:list-item>
        <text:list-item>
          <text:p text:style-name="P20">See <text:a xlink:type="simple" xlink:href="http://www.awl.com/kurose-ross">www.awl.com/kurose-ross</text:a></text:p>
          <text:p text:style-name="P20"/>
          <text:p text:style-name="P20"/>
          <text:p text:style-name="P20"><text:span text:style-name="T2">4.4.2 IPv4 Addressing</text:span></text:p>
          <text:p text:style-name="P20">subnet = 192.168/24 </text:p>
          <text:p text:style-name="P20">subnet = isolated networks (by detaching interfaces from their routers)</text:p>
        </text:list-item>
      </text:list>
      <text:p text:style-name="P3">Get <text:s/>ip from ICANN = Internet coroporation of assigned names and numbers.</text:p>
      <text:p text:style-name="P3"/>
      <text:p text:style-name="P3">How to sign ip addresses to individual hosts on a network?</text:p>
      <text:p text:style-name="P2">DHCP= Dynaimcal Host Configuration Protocol.<text:tab/></text:p>
      <text:p text:style-name="P2">Client<text:tab/> server protocol</text:p>
      <text:p text:style-name="P3">Needs a router that knows IP of DHCP server.</text:p>
      <text:p text:style-name="P3">4 steps for new host:</text:p>
      <text:list xml:id="list1076461815" text:style-name="L25">
        <text:list-item>
          <text:p text:style-name="P21">DHCP discovery = <text:span text:style-name="T4">DHCP discover message</text:span><text:span text:style-name="T3"> port 67 UDP. Send by broadcast. And source ip = 0.0.0.0</text:span></text:p>
        </text:list-item>
        <text:list-item>
          <text:p text:style-name="P37"><text:span text:style-name="T3">DHCP server offers = DHCP offer message</text:span><text:span text:style-name="T5"> . Can be multiple all with an ip, the address lease time, the subnet mask </text:span></text:p>
        </text:list-item>
        <text:list-item>
          <text:p text:style-name="P37"><text:span text:style-name="T3">DHCP request</text:span><text:span text:style-name="T5"> = responds to server from which to accept.Echos back configuration parameters.</text:span></text:p>
        </text:list-item>
        <text:list-item>
          <text:p text:style-name="P37"><text:span text:style-name="T3">DHCP ACK.</text:span></text:p>
        </text:list-item>
      </text:list>
      <text:p text:style-name="P2"><text:span text:style-name="T3"/></text:p>
      <text:p text:style-name="P2"><text:span text:style-name="T3">NAT = Network Address Translation</text:span></text:p>
      <text:p text:style-name="P3"><text:span text:style-name="T3">in case home runs out of ip addresses the router allocates private addreses that are not visible on the rest of the internet. The end destination for the internet is the gateway router, that it perceives as a single device. The router than has to forward the packet to the correct host inside the LAN.</text:span></text:p>
      <text:p text:style-name="P3"><text:span text:style-name="T3">The router uses a </text:span><text:span text:style-name="T4">NAT translation</text:span><text:span text:style-name="T3"> table that includes both port numbers as well as ip numbers of the users and opens a port that belongs to this connection.</text:span></text:p>
      <text:p text:style-name="P3"><text:span text:style-name="T3"/></text:p>
      <text:p text:style-name="P3"><text:span text:style-name="T3">AGAINST:</text:span></text:p>
      <text:list xml:id="list1248426596" text:style-name="L26">
        <text:list-item>
          <text:p text:style-name="P22"><text:span text:style-name="T3">violates end to end argument</text:span></text:p>
        </text:list-item>
        <text:list-item>
          <text:p text:style-name="P22"><text:span text:style-name="T3">port numbers should not be address indication</text:span></text:p>
        </text:list-item>
        <text:list-item>
          <text:p text:style-name="P22"><text:span text:style-name="T3">routers should not go higher than network layer.</text:span></text:p>
        </text:list-item>
        <text:list-item>
          <text:p text:style-name="P22"><text:soft-page-break/><text:span text:style-name="T3">Why not Ipv6!</text:span></text:p>
        </text:list-item>
        <text:list-item>
          <text:p text:style-name="P22"><text:span text:style-name="T3">P2p problem</text:span></text:p>
        </text:list-item>
      </text:list>
      <text:p text:style-name="P3"><text:span text:style-name="T3"/></text:p>
      <text:list xml:id="list1310308728" text:style-name="L27">
        <text:list-item>
          <text:list>
            <text:list-item>
              <text:list>
                <text:list-item>
                  <text:p text:style-name="P38"><text:span text:style-name="T3">ICMP = Internet Control Message Protocol</text:span></text:p>
                </text:list-item>
              </text:list>
            </text:list-item>
          </text:list>
        </text:list-item>
      </text:list>
      <text:p text:style-name="P3"><text:span text:style-name="T3">little bit higher than IP</text:span></text:p>
      <text:p text:style-name="P3"><text:span text:style-name="T3">Used by hosts and routers to communicate network information to eachother</text:span></text:p>
      <text:p text:style-name="P3"><text:span text:style-name="T3">Mostly for error signaling like destination could not be reached.</text:span></text:p>
      <text:p text:style-name="P3"><text:span text:style-name="T3"/></text:p>
      <text:p text:style-name="P3"><text:span text:style-name="T3">ICMP quench message= form of congestion control in which hosts were forced to limit their transmission rate.</text:span></text:p>
      <text:p text:style-name="P3"><text:span text:style-name="T3"/></text:p>
      <text:list xml:id="list600085847" text:style-name="L28">
        <text:list-item>
          <text:list>
            <text:list-item>
              <text:p text:style-name="P39"><text:span text:style-name="T3">Ipv6</text:span></text:p>
            </text:list-item>
          </text:list>
        </text:list-item>
      </text:list>
      <text:p text:style-name="P2"><text:span text:style-name="T3"/></text:p>
      <text:p text:style-name="P2"><text:span text:style-name="T3">new:</text:span></text:p>
      <text:list xml:id="list989438448" text:style-name="L30">
        <text:list-item>
          <text:p text:style-name="P40"><text:span text:style-name="T5">Expanded addressing capabilities 128. Anycast abilities</text:span></text:p>
        </text:list-item>
        <text:list-item>
          <text:p text:style-name="P40"><text:span text:style-name="T5">40 byte header. No more options</text:span></text:p>
        </text:list-item>
        <text:list-item>
          <text:p text:style-name="P40"><text:span text:style-name="T5">Flow labeling and priortiy. Marking data streams, for example as audio and video as flow, instead of email. So in the end there will be differentiated among flows.</text:span></text:p>
        </text:list-item>
      </text:list>
      <text:p text:style-name="P3"><text:span text:style-name="T3"/></text:p>
      <text:p text:style-name="P2"><text:span text:style-name="T3"/></text:p>
      <text:p text:style-name="P3"><text:span text:style-name="T3">headers:</text:span></text:p>
      <text:list xml:id="list1075631245" text:style-name="L29">
        <text:list-item>
          <text:p text:style-name="P23"><text:span text:style-name="T3">version</text:span></text:p>
        </text:list-item>
        <text:list-item>
          <text:p text:style-name="P23"><text:span text:style-name="T3">traffic class</text:span></text:p>
        </text:list-item>
        <text:list-item>
          <text:p text:style-name="P23"><text:span text:style-name="T3">Flow label NEW 20-bit</text:span></text:p>
        </text:list-item>
        <text:list-item>
          <text:p text:style-name="P23"><text:span text:style-name="T3">Payload length</text:span></text:p>
        </text:list-item>
        <text:list-item>
          <text:p text:style-name="P23"><text:span text:style-name="T3">Next Header: TCP or UDP?</text:span></text:p>
        </text:list-item>
        <text:list-item>
          <text:p text:style-name="P23"><text:span text:style-name="T3">Hop limit</text:span></text:p>
        </text:list-item>
        <text:list-item>
          <text:p text:style-name="P23"><text:span text:style-name="T3">Source and Destination addressing</text:span></text:p>
        </text:list-item>
        <text:list-item>
          <text:p text:style-name="P23"><text:span text:style-name="T3">Data!</text:span></text:p>
        </text:list-item>
      </text:list>
      <text:p text:style-name="P3"><text:span text:style-name="T3">Thrown away:</text:span></text:p>
      <text:list xml:id="list1077407581" text:style-name="L31">
        <text:list-item>
          <text:p text:style-name="P24"><text:span text:style-name="T3">Fragmentation = Too much of a hassle ( can only be done by end systems, not by routers). Packets that are too big are dropped and returns a packed too big reply, so the host has to send smaller datagrams.</text:span></text:p>
        </text:list-item>
        <text:list-item>
          <text:p text:style-name="P24"><text:span text:style-name="T3">Header checksum = redundant</text:span></text:p>
        </text:list-item>
        <text:list-item>
          <text:p text:style-name="P24"><text:span text:style-name="T3">Options</text:span></text:p>
        </text:list-item>
      </text:list>
      <text:p text:style-name="P3"><text:span text:style-name="T3"/></text:p>
      <text:p text:style-name="P43">Dual stack =<text:span text:style-name="T1"> Routers are both ipv6 as ipv4 capable. In case of an Ipv4 router on the route the data is set over to an ipv4 datagram, but loses the ipv6 data.</text:span></text:p>
      <text:p text:style-name="P2"><text:span text:style-name="T3">tunneling =</text:span><text:span text:style-name="T5"> Entire ipv6 datagram is set as the payload of an Ipv4 datagram.</text:span></text:p>
      <text:p text:style-name="P2"><text:span text:style-name="T5"/></text:p>
      <text:p text:style-name="P2"><text:span text:style-name="T5">New ICMP, with new codes like Packet Too Big.</text:span></text:p>
      <text:p text:style-name="P2"><text:span text:style-name="T5"/></text:p>
      <text:list xml:id="list1383356777" text:style-name="L32">
        <text:list-item>
          <text:list>
            <text:list-item>
              <text:list>
                <text:list-item>
                  <text:p text:style-name="P41"><text:span text:style-name="T3">A brief foray into IP security</text:span></text:p>
                </text:list-item>
              </text:list>
            </text:list-item>
          </text:list>
        </text:list-item>
      </text:list>
      <text:p text:style-name="P2"><text:span text:style-name="T3"/></text:p>
      <text:p text:style-name="P2"><text:span text:style-name="T3">ipsec =</text:span><text:span text:style-name="T5"> ip security protocol mostly deployed in VPN</text:span></text:p>
      <text:p text:style-name="P2"><text:span text:style-name="T5"/></text:p>
      <text:p text:style-name="P2"><text:span text:style-name="T5">Ipsec only has to run in the end to end hosts to communicate securely, not in the routers in case of </text:span><text:span text:style-name="T3">transpert mode</text:span></text:p>
      <text:p text:style-name="P2"><text:span text:style-name="T3"/></text:p>
      <text:p text:style-name="P2"><text:span text:style-name="T3">ipsec transport mode</text:span><text:span text:style-name="T5"> = first establish ipsec connection between themselves.</text:span></text:p>
      <text:p text:style-name="P2"><text:span text:style-name="T5">The services provided:</text:span></text:p>
      <text:list xml:id="list822686813" text:style-name="L33">
        <text:list-item>
          <text:p text:style-name="P42"><text:soft-page-break/><text:span text:style-name="T5">cryptographic agreement</text:span></text:p>
        </text:list-item>
        <text:list-item>
          <text:p text:style-name="P42"><text:span text:style-name="T5">Encryption of datagram payloads</text:span></text:p>
        </text:list-item>
        <text:list-item>
          <text:p text:style-name="P42"><text:span text:style-name="T5">Data integrity</text:span></text:p>
        </text:list-item>
        <text:list-item>
          <text:p text:style-name="P42"><text:span text:style-name="T5">Origin Authent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14:55:44</meta:creation-date>
    <dc:date>2012-12-10T17:50:35</dc:date>
    <meta:editing-duration>PT2H40M11S</meta:editing-duration>
    <meta:editing-cycles>82</meta:editing-cycles>
    <meta:generator>LibreOffice/3.5$Linux_x86 LibreOffice_project/350m1$Build-2</meta:generator>
    <meta:document-statistic meta:table-count="0" meta:image-count="0" meta:object-count="0" meta:page-count="6" meta:paragraph-count="177" meta:word-count="1816" meta:character-count="9879" meta:non-whitespace-character-count="8649"/>
  </office:meta>
</office:document-meta>
</file>